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PINEDO ALEGRIA GILMA YRASEM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PINEDO ALEGRIA GILMA YRASEM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NORIEGA VALERA HECT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15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5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7:20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